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2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1e8eab" officeooo:paragraph-rsid="001e8ea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e8eab" officeooo:paragraph-rsid="001e8eab"/>
    </style:style>
    <style:style style:name="P8" style:family="paragraph" style:parent-style-name="Standard" style:list-style-name="L2">
      <style:text-properties officeooo:rsid="001e8eab" officeooo:paragraph-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11fb72" officeooo:paragraph-rsid="0011fb72"/>
    </style:style>
    <style:style style:name="P12" style:family="paragraph" style:parent-style-name="Standard">
      <style:text-properties fo:color="#c9211e" loext:opacity="100%" officeooo:rsid="001e8eab" officeooo:paragraph-rsid="001e8eab"/>
    </style:style>
    <style:style style:name="P13" style:family="paragraph" style:parent-style-name="Standard">
      <style:text-properties fo:color="#c9211e" loext:opacity="100%" officeooo:rsid="001bc184" officeooo:paragraph-rsid="001bc184"/>
    </style:style>
    <style:style style:name="P14" style:family="paragraph" style:parent-style-name="Standard" style:list-style-name="L4">
      <style:text-properties fo:color="#c9211e" loext:opacity="100%" officeooo:rsid="001bc184" officeooo:paragraph-rsid="001bc184"/>
    </style:style>
    <style:style style:name="P15" style:family="paragraph" style:parent-style-name="Standard">
      <style:text-properties fo:color="#c9211e" loext:opacity="100%" officeooo:rsid="0011fb72" officeooo:paragraph-rsid="0011fb72"/>
    </style:style>
    <style:style style:name="P16" style:family="paragraph" style:parent-style-name="Standard">
      <style:text-properties officeooo:rsid="001c9d41" officeooo:paragraph-rsid="001c9d41"/>
    </style:style>
    <style:style style:name="P17" style:family="paragraph" style:parent-style-name="Standard" style:list-style-name="L5">
      <style:text-properties fo:color="#c9211e" loext:opacity="100%" officeooo:rsid="001c9d41" officeooo:paragraph-rsid="001c9d41"/>
    </style:style>
    <style:style style:name="P18" style:family="paragraph" style:parent-style-name="Standard" style:list-style-name="L6">
      <style:text-properties fo:color="#c9211e" loext:opacity="100%" officeooo:rsid="001433d2" officeooo:paragraph-rsid="001433d2"/>
    </style:style>
    <style:style style:name="P19" style:family="paragraph" style:parent-style-name="Standard" style:list-style-name="L6">
      <style:text-properties fo:color="#c9211e" loext:opacity="100%" officeooo:rsid="0011fb72" officeooo:paragraph-rsid="001433d2"/>
    </style:style>
    <style:style style:name="P20" style:family="paragraph" style:parent-style-name="Standard" style:list-style-name="L6">
      <style:text-properties fo:color="#c9211e" loext:opacity="100%" officeooo:rsid="0012cf9f" officeooo:paragraph-rsid="001433d2"/>
    </style:style>
    <style:style style:name="P21" style:family="paragraph" style:parent-style-name="Standard" style:list-style-name="L6">
      <style:text-properties fo:color="#c9211e" loext:opacity="100%" officeooo:rsid="0014fb79" officeooo:paragraph-rsid="0014fb79"/>
    </style:style>
    <style:style style:name="P22" style:family="paragraph" style:parent-style-name="Standard" style:list-style-name="L6">
      <style:text-properties fo:color="#c9211e" loext:opacity="100%" officeooo:rsid="001d9319" officeooo:paragraph-rsid="001d9319"/>
    </style:style>
    <style:style style:name="P23" style:family="paragraph" style:parent-style-name="Standard" style:list-style-name="L6">
      <style:text-properties officeooo:rsid="0012cf9f" officeooo:paragraph-rsid="001433d2"/>
    </style:style>
    <style:style style:name="P24" style:family="paragraph" style:parent-style-name="Standard">
      <style:text-properties officeooo:rsid="001433d2" officeooo:paragraph-rsid="001433d2"/>
    </style:style>
    <style:style style:name="P25" style:family="paragraph" style:parent-style-name="Standard" style:list-style-name="L7">
      <style:text-properties officeooo:rsid="0011fb72" officeooo:paragraph-rsid="001433d2"/>
    </style:style>
    <style:style style:name="P26" style:family="paragraph" style:parent-style-name="Standard" style:list-style-name="L8">
      <style:text-properties officeooo:rsid="0011fb72" officeooo:paragraph-rsid="0011fb72"/>
    </style:style>
    <style:style style:name="P27" style:family="paragraph" style:parent-style-name="Standard" style:list-style-name="L8">
      <style:text-properties officeooo:rsid="001c9d41" officeooo:paragraph-rsid="001c9d41"/>
    </style:style>
    <style:style style:name="P28" style:family="paragraph" style:parent-style-name="Standard">
      <style:text-properties officeooo:rsid="0014e1f2" officeooo:paragraph-rsid="0014e1f2"/>
    </style:style>
    <style:style style:name="P29" style:family="paragraph" style:parent-style-name="Standard" style:list-style-name="L9">
      <style:text-properties officeooo:rsid="0014e1f2" officeooo:paragraph-rsid="0014e1f2"/>
    </style:style>
    <style:style style:name="P30" style:family="paragraph" style:parent-style-name="Standard" style:list-style-name="L10">
      <style:text-properties officeooo:rsid="0014fb79" officeooo:paragraph-rsid="0014fb79"/>
    </style:style>
    <style:style style:name="P31" style:family="paragraph" style:parent-style-name="Standard">
      <style:text-properties officeooo:rsid="001747a7" officeooo:paragraph-rsid="0011fb72"/>
    </style:style>
    <style:style style:name="P32" style:family="paragraph" style:parent-style-name="Standard" style:list-style-name="L11">
      <style:text-properties officeooo:rsid="0014fb79" officeooo:paragraph-rsid="0014fb79"/>
    </style:style>
    <style:style style:name="P33" style:family="paragraph" style:parent-style-name="Standard" style:list-style-name="L11">
      <style:text-properties officeooo:rsid="0011fb72" officeooo:paragraph-rsid="0011fb72"/>
    </style:style>
    <style:style style:name="P34" style:family="paragraph" style:parent-style-name="Standard" style:list-style-name="L11">
      <style:text-properties officeooo:rsid="0014e1f2" officeooo:paragraph-rsid="0014e1f2"/>
    </style:style>
    <style:style style:name="P35" style:family="paragraph" style:parent-style-name="Standard" style:list-style-name="L11">
      <style:text-properties officeooo:rsid="001e1e44" officeooo:paragraph-rsid="001e1e44"/>
    </style:style>
    <style:style style:name="P36" style:family="paragraph" style:parent-style-name="Standard">
      <style:text-properties officeooo:rsid="0011fb72" officeooo:paragraph-rsid="001aacf0"/>
    </style:style>
    <style:style style:name="P37" style:family="paragraph" style:parent-style-name="Standard">
      <style:text-properties officeooo:rsid="001747a7" officeooo:paragraph-rsid="001747a7"/>
    </style:style>
    <style:style style:name="P38" style:family="paragraph" style:parent-style-name="Standard">
      <style:text-properties officeooo:rsid="0011fb72" officeooo:paragraph-rsid="001747a7"/>
    </style:style>
    <style:style style:name="P39" style:family="paragraph" style:parent-style-name="Standard" style:list-style-name="L12">
      <style:text-properties officeooo:rsid="001747a7" officeooo:paragraph-rsid="001747a7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1" style:family="paragraph" style:parent-style-name="Standard" style:list-style-name="L13">
      <style:text-properties officeooo:rsid="001747a7" officeooo:paragraph-rsid="001747a7"/>
    </style:style>
    <style:style style:name="P42" style:family="paragraph" style:parent-style-name="Standard">
      <style:text-properties officeooo:rsid="001759eb" officeooo:paragraph-rsid="001759eb"/>
    </style:style>
    <style:style style:name="P43" style:family="paragraph" style:parent-style-name="Standard" style:list-style-name="L14">
      <style:text-properties officeooo:rsid="001759eb" officeooo:paragraph-rsid="001759eb"/>
    </style:style>
    <style:style style:name="P44" style:family="paragraph" style:parent-style-name="Standard" style:list-style-name="L14">
      <style:text-properties officeooo:rsid="0018ae65" officeooo:paragraph-rsid="0018ae65"/>
    </style:style>
    <style:style style:name="T1" style:family="text">
      <style:text-properties officeooo:rsid="0011fb72"/>
    </style:style>
    <style:style style:name="T2" style:family="text">
      <style:text-properties officeooo:rsid="001436d9"/>
    </style:style>
    <style:style style:name="T3" style:family="text">
      <style:text-properties officeooo:rsid="0014e1f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d41"/>
    </style:style>
    <style:style style:name="T6" style:family="text">
      <style:text-properties officeooo:rsid="0014fb79"/>
    </style:style>
    <style:style style:name="T7" style:family="text">
      <style:text-properties officeooo:rsid="001747a7"/>
    </style:style>
    <style:style style:name="T8" style:family="text">
      <style:text-properties officeooo:rsid="001e1e44"/>
    </style:style>
    <style:style style:name="T9" style:family="text">
      <style:text-properties fo:color="#c9211e" loext:opacity="100%" officeooo:rsid="0014fb79"/>
    </style:style>
    <style:style style:name="T10" style:family="text">
      <style:text-properties fo:color="#8c8c8c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43_1902562780"/>Steuerung<text:bookmark-end text:name="__RefHeading___Toc243_1902562780"/></text:h>
      <text:h text:style-name="P2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</text:p>
          </text:index-title>
          <text:p text:style-name="P3"><text:a xlink:type="simple" xlink:href="#__RefHeading___Toc243_1902562780" text:style-name="Index_20_Link" text:visited-style-name="Index_20_Link">Steuerung<text:tab/>1</text:a></text:p>
          <text:p text:style-name="P4"><text:a xlink:type="simple" xlink:href="#__RefHeading___Toc245_1902562780" text:style-name="Index_20_Link" text:visited-style-name="Index_20_Link">Inhalt<text:tab/>1</text:a></text:p>
          <text:p text:style-name="P4"><text:a xlink:type="simple" xlink:href="#__RefHeading___Toc247_1902562780" text:style-name="Index_20_Link" text:visited-style-name="Index_20_Link">Steuerung der Umgebung<text:tab/>1</text:a></text:p>
        </text:index-body>
      </text:table-of-content>
      <text:h text:style-name="P5" text:outline-level="2">Befehl</text:h>
      <text:list text:style-name="L1">
        <text:list-item>
          <text:p text:style-name="P6">Stellt eine Aktion dar, die ausgeführt wird.</text:p>
        </text:list-item>
        <text:list-item>
          <text:p text:style-name="P7">Befehle haben Priorität</text:p>
        </text:list-item>
      </text:list>
      <text:list text:style-name="L2">
        <text:list-item>
          <text:list>
            <text:list-item>
              <text:p text:style-name="P8">Zughalt</text:p>
            </text:list-item>
            <text:list-item>
              <text:p text:style-name="P8">Geschwindigkeit</text:p>
            </text:list-item>
            <text:list-item>
              <text:p text:style-name="P8">Nachrichten an MoBa-Server</text:p>
            </text:list-item>
            <text:list-item>
              <text:p text:style-name="P8">Weichen, Signale und sonstige Magnetartikel</text:p>
            </text:list-item>
            <text:list-item>
              <text:p text:style-name="P8">Beleuchtung, Animation und sonstiges</text:p>
            </text:list-item>
          </text:list>
        </text:list-item>
      </text:list>
      <text:list text:style-name="L3">
        <text:list-item>
          <text:p text:style-name="P9">Es existieren folgende Befehle:</text:p>
          <text:list>
            <text:list-item>
              <text:p text:style-name="P9">Ausgang (Magnetartikel / Zubehör) schalten (z.B. Weiche, Signal, <text:s/>Beleuchtung, Funktionsartikel)</text:p>
            </text:list-item>
            <text:list-item>
              <text:p text:style-name="P9">Verzögerung in Millisekunden (warten)</text:p>
            </text:list-item>
          </text:list>
        </text:list-item>
      </text:list>
      <text:p text:style-name="P10"/>
      <text:p text:style-name="P10"/>
      <text:h text:style-name="Heading_20_2" text:outline-level="2"><text:bookmark-start text:name="__RefHeading___Toc247_1902562780"/>Steuerung der Umgebung<text:bookmark-end text:name="__RefHeading___Toc247_1902562780"/></text:h>
      <text:p text:style-name="P11"/>
      <text:p text:style-name="P12">Inhalt</text:p>
      <text:p text:style-name="P12"/>
      <text:p text:style-name="P13"/>
      <text:p text:style-name="P13">Zug hat:</text:p>
      <text:list text:style-name="L4">
        <text:list-item>
          <text:p text:style-name="P14">Lok (Geschwindigkeit / Fahrtrichtung)</text:p>
        </text:list-item>
        <text:list-item>
          <text:p text:style-name="P14">Lokbeleuchtung </text:p>
        </text:list-item>
        <text:list-item>
          <text:p text:style-name="P14">Fahrtsound</text:p>
        </text:list-item>
        <text:list-item>
          <text:p text:style-name="P14">Waggonbeleuchtung</text:p>
        </text:list-item>
        <text:list-item>
          <text:p text:style-name="P14">rote Schlußleuchten</text:p>
        </text:list-item>
        <text:list-item>
          <text:p text:style-name="P14">Sonderfunktionen im Waggon</text:p>
        </text:list-item>
      </text:list>
      <text:p text:style-name="P15"/>
      <text:p text:style-name="P11"/>
      <text:p text:style-name="P16">Befehl:</text:p>
      <text:list text:style-name="L5">
        <text:list-item>
          <text:p text:style-name="P17"/>
        </text:list-item>
        <text:list-item>
          <text:p text:style-name="P17"><text:span text:style-name="T1">Folgende </text:span><text:span text:style-name="T2">Befehle</text:span><text:span text:style-name="T1"> </text:span><text:span text:style-name="T2">gibt es</text:span><text:span text:style-name="T1">:</text:span></text:p>
        </text:list-item>
      </text:list>
      <text:list text:style-name="L6">
        <text:list-item>
          <text:list>
            <text:list-item>
              <text:p text:style-name="P18">Zubehör (Magnetartikel) schalten (z.B. Weiche, Signal, Beleuchtung, Funktionsartikel)</text:p>
            </text:list-item>
            <text:list-item>
              <text:p text:style-name="P19">Verzögerung in <text:span text:style-name="T2">Millis</text:span>ekunden <text:span text:style-name="T3">(ACHTUNG: GlobalTimer-Multiplikator nicht vergessen!)</text:span></text:p>
            </text:list-item>
            <text:list-item>
              <text:p text:style-name="P19">Schalten von Lokfunktion <text:span text:style-name="T2">(an, aus, </text:span><text:span text:style-name="T3">Impuls</text:span><text:span text:style-name="T2">)</text:span></text:p>
            </text:list-item>
            <text:list-item>
              <text:p text:style-name="P18">Geschwindigkeit</text:p>
            </text:list-item>
            <text:list-item>
              <text:p text:style-name="P18">Fahrtrichtung</text:p>
            </text:list-item>
            <text:list-item>
              <text:p text:style-name="P20">Fahrstraße schalten</text:p>
            </text:list-item>
            <text:list-item>
              <text:p text:style-name="P21"><text:soft-page-break/>Fahrstraßen-/ Blockfreigabe</text:p>
            </text:list-item>
          </text:list>
          <text:p text:style-name="P22"/>
          <text:p text:style-name="P23"/>
        </text:list-item>
      </text:list>
      <text:p text:style-name="P11"/>
      <text:p text:style-name="P24"><text:span text:style-name="T4">Befehlsliste</text:span>:</text:p>
      <text:list text:style-name="L7">
        <text:list-header>
          <text:p text:style-name="P25"/>
        </text:list-header>
      </text:list>
      <text:list text:style-name="L8">
        <text:list-item>
          <text:p text:style-name="P26">Stellen eine Liste von Befehlen dar, die direkt an das Interface (CentralStation) <text:span text:style-name="T2">oder den moba-Server (Fahrstraße schalten) </text:span>geschickt werden</text:p>
        </text:list-item>
        <text:list-item>
          <text:p text:style-name="P26">Werden im separaten Thread abgearbeitet.</text:p>
        </text:list-item>
        <text:list-item>
          <text:p text:style-name="P26">Nach Ausführung eines <text:span text:style-name="T5">Magnetartikels</text:span> wird 250ms gewartet</text:p>
        </text:list-item>
        <text:list-item>
          <text:p text:style-name="P27">Nachrichten an den moba-server werden zuerst (unmittelbar) verschickt. </text:p>
        </text:list-item>
      </text:list>
      <text:p text:style-name="P11"/>
      <text:p text:style-name="P28">Beispiele:</text:p>
      <text:p text:style-name="P28"><text:tab/></text:p>
      <text:p text:style-name="P28"><text:tab/>Schaltgleis <text:span text:style-name="T6">(</text:span>vor Bahnübergang<text:span text:style-name="T6">)</text:span>:</text:p>
      <text:list text:style-name="L9">
        <text:list-item>
          <text:p text:style-name="P29">[LOKFUNKTION PFIFF AN]</text:p>
        </text:list-item>
        <text:list-item>
          <text:p text:style-name="P29">[VERZÖGERUNG 2s]</text:p>
        </text:list-item>
        <text:list-item>
          <text:p text:style-name="P29">[LOKFUNKTION PFIFF AUS]<text:tab/></text:p>
        </text:list-item>
        <text:list-item>
          <text:p text:style-name="P29">[LOKFUNKTION BIMMEL AN]</text:p>
        </text:list-item>
        <text:list-item>
          <text:p text:style-name="P29">[GESCHWINDIGKEIT LANGSAM]</text:p>
        </text:list-item>
      </text:list>
      <text:p text:style-name="P28"/>
      <text:p text:style-name="P28"><text:tab/><text:span text:style-name="T6">Blockkontakt:</text:span></text:p>
      <text:list text:style-name="L10">
        <text:list-item>
          <text:p text:style-name="P30">[LOKHALT FAHRSTUFE 0]</text:p>
        </text:list-item>
        <text:list-item>
          <text:p text:style-name="P30">[BLOCKFREIGABE]</text:p>
        </text:list-item>
        <text:list-item>
          <text:p text:style-name="P30">[FAHRSTRASSE SCHALTEN]</text:p>
        </text:list-item>
        <text:list-item>
          <text:p text:style-name="P30">[LOKFUNKTION MOTOR AUS]</text:p>
        </text:list-item>
        <text:list-item>
          <text:p text:style-name="P30">[LOKFUNKTIOM BÜGEL EINKLAPPEN]</text:p>
        </text:list-item>
        <text:list-item>
          <text:p text:style-name="P30">[LOKFUNKTION LICHT AUS]</text:p>
        </text:list-item>
      </text:list>
      <text:p text:style-name="P28"/>
      <text:p text:style-name="P28"/>
      <text:p text:style-name="P11"/>
      <text:p text:style-name="P11">Auslö<text:span text:style-name="T6">segrund</text:span>:</text:p>
      <text:p text:style-name="P31"/>
      <text:list text:style-name="L11">
        <text:list-item>
          <text:p text:style-name="P32">Fahrstraße geschaltet</text:p>
        </text:list-item>
        <text:list-item>
          <text:p text:style-name="P33">Taster</text:p>
        </text:list-item>
        <text:list-item>
          <text:p text:style-name="P33"><text:span text:style-name="T7">Sofort =&gt; </text:span>Software <text:span text:style-name="T3">(moba-server)</text:span></text:p>
        </text:list-item>
        <text:list-item>
          <text:p text:style-name="P33">GlobalTimerevent <text:span text:style-name="T8">(moba-server)</text:span></text:p>
        </text:list-item>
        <text:list-item>
          <text:p text:style-name="P33">Fahrplan <text:span text:style-name="T9">(?)</text:span></text:p>
        </text:list-item>
        <text:list-item>
          <text:p text:style-name="P34">Bremskontakt (Schaltgleis / Schleifer)</text:p>
          <text:list>
            <text:list-item>
              <text:p text:style-name="P35">Lokabhängig</text:p>
            </text:list-item>
            <text:list-item>
              <text:p text:style-name="P35">Lokunabhängig</text:p>
            </text:list-item>
          </text:list>
        </text:list-item>
        <text:list-item>
          <text:p text:style-name="P34">Blockkontakt (Kontaktgleis / Radsatz vor Signal, <text:span text:style-name="T1">Block belegt</text:span>)</text:p>
          <text:list>
            <text:list-item>
              <text:p text:style-name="P35">belegt</text:p>
            </text:list-item>
            <text:list-item>
              <text:p text:style-name="P35">frei</text:p>
            </text:list-item>
          </text:list>
        </text:list-item>
      </text:list>
      <text:p text:style-name="P11"/>
      <text:p text:style-name="P36"/>
      <text:p text:style-name="P37">Teilfahrplan (Fahrauftrag für einen Zug von Block 1 nach Block n):</text:p>
      <text:p text:style-name="P38"/>
      <text:list text:style-name="L12">
        <text:list-item>
          <text:p text:style-name="P39">Besteht aus ZugId und einer Map</text:p>
          <text:list>
            <text:list-item>
              <text:p text:style-name="P39">Map::key <text:tab/>=&gt; Kontakt</text:p>
            </text:list-item>
            <text:list-item>
              <text:p text:style-name="P39">Map::value <text:tab/>=&gt; Befehlsliste</text:p>
            </text:list-item>
            <text:list-item>
              <text:p text:style-name="P39">ZugId::LokId<text:tab/>=&gt; LocalId</text:p>
            </text:list-item>
          </text:list>
        </text:list-item>
        <text:list-item>
          <text:p text:style-name="P39"><text:soft-page-break/>Wenn Kontakt triggert dann Befehlsliste im Separaten Thread ausführen, Eintrag entfernen</text:p>
        </text:list-item>
        <text:list-item>
          <text:p text:style-name="P39">Nur Kontakte die an erster Stelle im Fahrplan stehen bearben. In allen anderen Fälle: Notaus, dann scheint was kaputt zu sein!</text:p>
        </text:list-item>
      </text:list>
      <text:p text:style-name="P40" loext:marker-style-name="T10"><text:span text:style-name="T10"><text:line-break/></text:span></text:p>
      <text:p text:style-name="P37">Fahrplan (Fahrauftrag für einen Zug von Punkt 1 nach Punkt 2, z.B. von Bahnhof nach Schattenbahnhof)</text:p>
      <text:p text:style-name="P37"/>
      <text:list text:style-name="L13">
        <text:list-item>
          <text:p text:style-name="P41">Besteht aus mehreren Teilfahrplänen</text:p>
        </text:list-item>
        <text:list-item>
          <text:p text:style-name="P41">Ist an eine Uhrzeit (GlobalTimerEvent) gebunden</text:p>
        </text:list-item>
      </text:list>
      <text:p text:style-name="P37"/>
      <text:p text:style-name="P37"/>
      <text:p text:style-name="P42">TODO: </text:p>
      <text:list text:style-name="L14">
        <text:list-item>
          <text:p text:style-name="P43">Fahrtrichtungswechsel</text:p>
        </text:list-item>
        <text:list-item>
          <text:p text:style-name="P43">Fliegende Überholung</text:p>
        </text:list-item>
        <text:list-item>
          <text:p text:style-name="P43">Kurswagen</text:p>
        </text:list-item>
        <text:list-item>
          <text:p text:style-name="P43">Rangierzug</text:p>
        </text:list-item>
        <text:list-item>
          <text:p text:style-name="P43">Nebenbahn</text:p>
        </text:list-item>
        <text:list-item>
          <text:p text:style-name="P43">Verklemmungserkennung (eingleisige Nebenbahn)</text:p>
        </text:list-item>
        <text:list-item>
          <text:p text:style-name="P43">Lokwechsel</text:p>
        </text:list-item>
        <text:list-item>
          <text:p text:style-name="P43">Lokfahrt ins Betriebswerk</text:p>
        </text:list-item>
        <text:list-item>
          <text:p text:style-name="P44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4T18:48:56.076476118</dc:date>
    <meta:editing-duration>PT1H42S</meta:editing-duration>
    <meta:editing-cycles>15</meta:editing-cycles>
    <meta:generator>LibreOffice/25.2.2.2$Linux_X86_64 LibreOffice_project/520$Build-2</meta:generator>
    <meta:document-statistic meta:table-count="0" meta:image-count="0" meta:object-count="0" meta:page-count="3" meta:paragraph-count="91" meta:word-count="397" meta:character-count="2743" meta:non-whitespace-character-count="2491"/>
  </office:meta>
</office:document-meta>
</file>